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0.6035in"/>
    </style:style>
    <style:style style:name="co3" style:family="table-column">
      <style:table-column-properties fo:break-before="auto" style:column-width="0.4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7217in"/>
    </style:style>
    <style:style style:name="co6" style:family="table-column">
      <style:table-column-properties fo:break-before="auto" style:column-width="1.3646in"/>
    </style:style>
    <style:style style:name="co7" style:family="table-column">
      <style:table-column-properties fo:break-before="auto" style:column-width="1.3543in"/>
    </style:style>
    <style:style style:name="co8" style:family="table-column">
      <style:table-column-properties fo:break-before="auto" style:column-width="1.3972in"/>
    </style:style>
    <style:style style:name="co9" style:family="table-column">
      <style:table-column-properties fo:break-before="auto" style:column-width="1.386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meta4_test_sum (copy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AW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xactMatchRatio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Recall-NoDamage</text:p>
          </table:table-cell>
          <table:table-cell office:value-type="string" calcext:value-type="string">
            <text:p>Recall-Crack</text:p>
          </table:table-cell>
          <table:table-cell office:value-type="string" calcext:value-type="string">
            <text:p>Recall-Efflorescence</text:p>
          </table:table-cell>
          <table:table-cell office:value-type="string" calcext:value-type="string">
            <text:p>Recall-Spalling</text:p>
          </table:table-cell>
          <table:table-cell office:value-type="string" calcext:value-type="string">
            <text:p>Recall-BarsExposed</text:p>
          </table:table-cell>
          <table:table-cell office:value-type="string" calcext:value-type="string">
            <text:p>Recall-Rust</text:p>
          </table:table-cell>
        </table:table-row>
        <table:table-row table:style-name="ro1">
          <table:table-cell office:value-type="string" calcext:value-type="string">
            <text:p>comic-bee-1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obilenet</text:p>
          </table:table-cell>
          <table:table-cell office:value-type="float" office:value="0.653363764286041" calcext:value-type="float">
            <text:p>0.653363764286041</text:p>
          </table:table-cell>
          <table:table-cell office:value-type="float" office:value="0.69956374168396" calcext:value-type="float">
            <text:p>0.69956374168396</text:p>
          </table:table-cell>
          <table:table-cell office:value-type="float" office:value="0.821889638900757" calcext:value-type="float">
            <text:p>0.821889638900757</text:p>
          </table:table-cell>
          <table:table-cell office:value-type="float" office:value="0.662285447120667" calcext:value-type="float">
            <text:p>0.662285447120667</text:p>
          </table:table-cell>
          <table:table-cell office:value-type="float" office:value="0.889609456062317" calcext:value-type="float">
            <text:p>0.889609456062317</text:p>
          </table:table-cell>
          <table:table-cell office:value-type="float" office:value="0.944478988647461" calcext:value-type="float">
            <text:p>0.944478988647461</text:p>
          </table:table-cell>
          <table:table-cell office:value-type="float" office:value="0.986777365207672" calcext:value-type="float">
            <text:p>0.986777365207672</text:p>
          </table:table-cell>
          <table:table-cell office:value-type="float" office:value="0.364083647727966" calcext:value-type="float">
            <text:p>0.364083647727966</text:p>
          </table:table-cell>
          <table:table-cell office:value-type="float" office:value="0.54189944267273" calcext:value-type="float">
            <text:p>0.54189944267273</text:p>
          </table:table-cell>
          <table:table-cell office:value-type="float" office:value="0.766666650772095" calcext:value-type="float">
            <text:p>0.766666650772095</text:p>
          </table:table-cell>
          <table:table-cell office:value-type="float" office:value="0.609523832798004" calcext:value-type="float">
            <text:p>0.609523832798004</text:p>
          </table:table-cell>
          <table:table-cell office:value-type="float" office:value="0.704761922359467" calcext:value-type="float">
            <text:p>0.704761922359467</text:p>
          </table:table-cell>
        </table:table-row>
        <table:table-row table:style-name="ro1">
          <table:table-cell office:value-type="string" calcext:value-type="string">
            <text:p>hearty-elevator-18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mobilenet</text:p>
          </table:table-cell>
          <table:table-cell office:value-type="float" office:value="0.778363764286041" calcext:value-type="float">
            <text:p>0.778363764286041</text:p>
          </table:table-cell>
          <table:table-cell office:value-type="float" office:value="0.793958306312561" calcext:value-type="float">
            <text:p>0.793958306312561</text:p>
          </table:table-cell>
          <table:table-cell office:value-type="float" office:value="0.876802325248718" calcext:value-type="float">
            <text:p>0.876802325248718</text:p>
          </table:table-cell>
          <table:table-cell office:value-type="float" office:value="0.748455166816711" calcext:value-type="float">
            <text:p>0.748455166816711</text:p>
          </table:table-cell>
          <table:table-cell office:value-type="float" office:value="0.93011212348938" calcext:value-type="float">
            <text:p>0.93011212348938</text:p>
          </table:table-cell>
          <table:table-cell office:value-type="float" office:value="0.976912319660187" calcext:value-type="float">
            <text:p>0.976912319660187</text:p>
          </table:table-cell>
          <table:table-cell office:value-type="float" office:value="0.991697430610657" calcext:value-type="float">
            <text:p>0.991697430610657</text:p>
          </table:table-cell>
          <table:table-cell office:value-type="float" office:value="0.608241081237793" calcext:value-type="float">
            <text:p>0.608241081237793</text:p>
          </table:table-cell>
          <table:table-cell office:value-type="float" office:value="0.675977647304535" calcext:value-type="float">
            <text:p>0.675977647304535</text:p>
          </table:table-cell>
          <table:table-cell office:value-type="float" office:value="0.814814805984497" calcext:value-type="float">
            <text:p>0.814814805984497</text:p>
          </table:table-cell>
          <table:table-cell office:value-type="float" office:value="0.69523811340332" calcext:value-type="float">
            <text:p>0.69523811340332</text:p>
          </table:table-cell>
          <table:table-cell office:value-type="float" office:value="0.704761922359467" calcext:value-type="float">
            <text:p>0.704761922359467</text:p>
          </table:table-cell>
        </table:table-row>
        <table:table-row table:style-name="ro1">
          <table:table-cell office:value-type="string" calcext:value-type="string">
            <text:p>frosty-wood-6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snet</text:p>
          </table:table-cell>
          <table:table-cell office:value-type="float" office:value="0.637115180492401" calcext:value-type="float">
            <text:p>0.637115180492401</text:p>
          </table:table-cell>
          <table:table-cell office:value-type="float" office:value="0.613096415996552" calcext:value-type="float">
            <text:p>0.613096415996552</text:p>
          </table:table-cell>
          <table:table-cell office:value-type="float" office:value="0.785095512866974" calcext:value-type="float">
            <text:p>0.785095512866974</text:p>
          </table:table-cell>
          <table:table-cell office:value-type="float" office:value="0.555492520332336" calcext:value-type="float">
            <text:p>0.555492520332336</text:p>
          </table:table-cell>
          <table:table-cell office:value-type="float" office:value="0.883575677871704" calcext:value-type="float">
            <text:p>0.883575677871704</text:p>
          </table:table-cell>
          <table:table-cell office:value-type="float" office:value="0.932595193386078" calcext:value-type="float">
            <text:p>0.932595193386078</text:p>
          </table:table-cell>
          <table:table-cell office:value-type="float" office:value="0.973247230052948" calcext:value-type="float">
            <text:p>0.973247230052948</text:p>
          </table:table-cell>
          <table:table-cell office:value-type="float" office:value="0.360086113214493" calcext:value-type="float">
            <text:p>0.360086113214493</text:p>
          </table:table-cell>
          <table:table-cell office:value-type="float" office:value="0.312849164009094" calcext:value-type="float">
            <text:p>0.312849164009094</text:p>
          </table:table-cell>
          <table:table-cell office:value-type="float" office:value="0.596296310424805" calcext:value-type="float">
            <text:p>0.596296310424805</text:p>
          </table:table-cell>
          <table:table-cell office:value-type="float" office:value="0.519047617912293" calcext:value-type="float">
            <text:p>0.519047617912293</text:p>
          </table:table-cell>
          <table:table-cell office:value-type="float" office:value="0.571428596973419" calcext:value-type="float">
            <text:p>0.571428596973419</text:p>
          </table:table-cell>
        </table:table-row>
        <table:table-row table:style-name="ro1">
          <table:table-cell office:value-type="string" calcext:value-type="string">
            <text:p>daily-dream-16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mobilenet</text:p>
          </table:table-cell>
          <table:table-cell office:value-type="float" office:value="0.792759418487549" calcext:value-type="float">
            <text:p>0.792759418487549</text:p>
          </table:table-cell>
          <table:table-cell office:value-type="float" office:value="0.799630284309387" calcext:value-type="float">
            <text:p>0.799630284309387</text:p>
          </table:table-cell>
          <table:table-cell office:value-type="float" office:value="0.861323773860931" calcext:value-type="float">
            <text:p>0.861323773860931</text:p>
          </table:table-cell>
          <table:table-cell office:value-type="float" office:value="0.767789840698242" calcext:value-type="float">
            <text:p>0.767789840698242</text:p>
          </table:table-cell>
          <table:table-cell office:value-type="float" office:value="0.934601902961731" calcext:value-type="float">
            <text:p>0.934601902961731</text:p>
          </table:table-cell>
          <table:table-cell office:value-type="float" office:value="0.976343631744385" calcext:value-type="float">
            <text:p>0.976343631744385</text:p>
          </table:table-cell>
          <table:table-cell office:value-type="float" office:value="0.988314867019653" calcext:value-type="float">
            <text:p>0.988314867019653</text:p>
          </table:table-cell>
          <table:table-cell office:value-type="float" office:value="0.647908985614777" calcext:value-type="float">
            <text:p>0.647908985614777</text:p>
          </table:table-cell>
          <table:table-cell office:value-type="float" office:value="0.692737400531769" calcext:value-type="float">
            <text:p>0.692737400531769</text:p>
          </table:table-cell>
          <table:table-cell office:value-type="float" office:value="0.811111092567444" calcext:value-type="float">
            <text:p>0.811111092567444</text:p>
          </table:table-cell>
          <table:table-cell office:value-type="float" office:value="0.661904752254486" calcext:value-type="float">
            <text:p>0.661904752254486</text:p>
          </table:table-cell>
          <table:table-cell office:value-type="float" office:value="0.80476188659668" calcext:value-type="float">
            <text:p>0.80476188659668</text:p>
          </table:table-cell>
        </table:table-row>
        <table:table-row table:style-name="ro1">
          <table:table-cell office:value-type="string" calcext:value-type="string">
            <text:p>golden-spaceship-32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resnet</text:p>
          </table:table-cell>
          <table:table-cell office:value-type="float" office:value="0.797177851200104" calcext:value-type="float">
            <text:p>0.797177851200104</text:p>
          </table:table-cell>
          <table:table-cell office:value-type="float" office:value="0.792224884033203" calcext:value-type="float">
            <text:p>0.792224884033203</text:p>
          </table:table-cell>
          <table:table-cell office:value-type="float" office:value="0.856491625308991" calcext:value-type="float">
            <text:p>0.856491625308991</text:p>
          </table:table-cell>
          <table:table-cell office:value-type="float" office:value="0.755489230155945" calcext:value-type="float">
            <text:p>0.755489230155945</text:p>
          </table:table-cell>
          <table:table-cell office:value-type="float" office:value="0.935718417167664" calcext:value-type="float">
            <text:p>0.935718417167664</text:p>
          </table:table-cell>
          <table:table-cell office:value-type="float" office:value="0.97668331861496" calcext:value-type="float">
            <text:p>0.97668331861496</text:p>
          </table:table-cell>
          <table:table-cell office:value-type="float" office:value="0.986777365207672" calcext:value-type="float">
            <text:p>0.986777365207672</text:p>
          </table:table-cell>
          <table:table-cell office:value-type="float" office:value="0.652829051017761" calcext:value-type="float">
            <text:p>0.652829051017761</text:p>
          </table:table-cell>
          <table:table-cell office:value-type="float" office:value="0.70391058921814" calcext:value-type="float">
            <text:p>0.70391058921814</text:p>
          </table:table-cell>
          <table:table-cell office:value-type="float" office:value="0.770370364189148" calcext:value-type="float">
            <text:p>0.770370364189148</text:p>
          </table:table-cell>
          <table:table-cell office:value-type="float" office:value="0.666666686534882" calcext:value-type="float">
            <text:p>0.666666686534882</text:p>
          </table:table-cell>
          <table:table-cell office:value-type="float" office:value="0.752380967140198" calcext:value-type="float">
            <text:p>0.752380967140198</text:p>
          </table:table-cell>
        </table:table-row>
        <table:table-row table:style-name="ro1">
          <table:table-cell office:value-type="string" calcext:value-type="string">
            <text:p>olive-snow-29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resnet</text:p>
          </table:table-cell>
          <table:table-cell office:value-type="float" office:value="0.802309036254883" calcext:value-type="float">
            <text:p>0.802309036254883</text:p>
          </table:table-cell>
          <table:table-cell office:value-type="float" office:value="0.795473635196686" calcext:value-type="float">
            <text:p>0.795473635196686</text:p>
          </table:table-cell>
          <table:table-cell office:value-type="float" office:value="0.857846617698669" calcext:value-type="float">
            <text:p>0.857846617698669</text:p>
          </table:table-cell>
          <table:table-cell office:value-type="float" office:value="0.760902106761932" calcext:value-type="float">
            <text:p>0.760902106761932</text:p>
          </table:table-cell>
          <table:table-cell office:value-type="float" office:value="0.938070178031921" calcext:value-type="float">
            <text:p>0.938070178031921</text:p>
          </table:table-cell>
          <table:table-cell office:value-type="float" office:value="0.974837720394134" calcext:value-type="float">
            <text:p>0.974837720394134</text:p>
          </table:table-cell>
          <table:table-cell office:value-type="float" office:value="0.987699866294861" calcext:value-type="float">
            <text:p>0.987699866294861</text:p>
          </table:table-cell>
          <table:table-cell office:value-type="float" office:value="0.666051685810089" calcext:value-type="float">
            <text:p>0.666051685810089</text:p>
          </table:table-cell>
          <table:table-cell office:value-type="float" office:value="0.670391082763672" calcext:value-type="float">
            <text:p>0.670391082763672</text:p>
          </table:table-cell>
          <table:table-cell office:value-type="float" office:value="0.855555534362793" calcext:value-type="float">
            <text:p>0.855555534362793</text:p>
          </table:table-cell>
          <table:table-cell office:value-type="float" office:value="0.733333349227905" calcext:value-type="float">
            <text:p>0.733333349227905</text:p>
          </table:table-cell>
          <table:table-cell office:value-type="float" office:value="0.65238094329834" calcext:value-type="float">
            <text:p>0.65238094329834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PERCENT: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p</text:p>
          </table:table-cell>
          <table:table-cell office:value-type="string" calcext:value-type="string">
            <text:p>Dataset</text:p>
          </table:table-cell>
          <table:table-cell office:value-type="string" calcext:value-type="string">
            <text:p>Split</text:p>
          </table:table-cell>
          <table:table-cell office:value-type="string" calcext:value-type="string">
            <text:p>Approach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ExactMatchRatio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UROC</text:p>
          </table:table-cell>
          <table:table-cell office:value-type="string" calcext:value-type="string">
            <text:p>Recall-NoDamage</text:p>
          </table:table-cell>
          <table:table-cell office:value-type="string" calcext:value-type="string">
            <text:p>Recall-Crack</text:p>
          </table:table-cell>
          <table:table-cell office:value-type="string" calcext:value-type="string">
            <text:p>Recall-Efflorescence</text:p>
          </table:table-cell>
          <table:table-cell office:value-type="string" calcext:value-type="string">
            <text:p>Recall-Spalling</text:p>
          </table:table-cell>
          <table:table-cell office:value-type="string" calcext:value-type="string">
            <text:p>Recall-BarsExposed</text:p>
          </table:table-cell>
          <table:table-cell office:value-type="string" calcext:value-type="string">
            <text:p>Recall-Rust</text:p>
          </table:table-cell>
        </table:table-row>
        <table:table-row table:style-name="ro1">
          <table:table-cell office:value-type="string" calcext:value-type="string">
            <text:p>comic-bee-1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mobilenet</text:p>
          </table:table-cell>
          <table:table-cell table:style-name="ce1" table:formula="of:=[.F3]*100" office:value-type="float" office:value="65.3363764286041" calcext:value-type="float">
            <text:p>65.34</text:p>
          </table:table-cell>
          <table:table-cell table:style-name="ce1" table:formula="of:=[.G3]*100" office:value-type="float" office:value="69.956374168396" calcext:value-type="float">
            <text:p>69.96</text:p>
          </table:table-cell>
          <table:table-cell table:style-name="ce1" table:formula="of:=[.H3]*100" office:value-type="float" office:value="82.1889638900757" calcext:value-type="float">
            <text:p>82.19</text:p>
          </table:table-cell>
          <table:table-cell table:style-name="ce1" table:formula="of:=[.I3]*100" office:value-type="float" office:value="66.2285447120667" calcext:value-type="float">
            <text:p>66.23</text:p>
          </table:table-cell>
          <table:table-cell table:style-name="ce1" table:formula="of:=[.J3]*100" office:value-type="float" office:value="88.9609456062317" calcext:value-type="float">
            <text:p>88.96</text:p>
          </table:table-cell>
          <table:table-cell table:style-name="ce1" table:formula="of:=[.K3]*100" office:value-type="float" office:value="94.4478988647461" calcext:value-type="float">
            <text:p>94.45</text:p>
          </table:table-cell>
          <table:table-cell table:style-name="ce1" table:formula="of:=[.L3]*100" office:value-type="float" office:value="98.6777365207672" calcext:value-type="float">
            <text:p>98.68</text:p>
          </table:table-cell>
          <table:table-cell table:style-name="ce1" table:formula="of:=[.M3]*100" office:value-type="float" office:value="36.4083647727966" calcext:value-type="float">
            <text:p>36.41</text:p>
          </table:table-cell>
          <table:table-cell table:style-name="ce1" table:formula="of:=[.N3]*100" office:value-type="float" office:value="54.189944267273" calcext:value-type="float">
            <text:p>54.19</text:p>
          </table:table-cell>
          <table:table-cell table:style-name="ce1" table:formula="of:=[.O3]*100" office:value-type="float" office:value="76.6666650772095" calcext:value-type="float">
            <text:p>76.67</text:p>
          </table:table-cell>
          <table:table-cell table:style-name="ce1" table:formula="of:=[.P3]*100" office:value-type="float" office:value="60.9523832798004" calcext:value-type="float">
            <text:p>60.95</text:p>
          </table:table-cell>
          <table:table-cell table:style-name="ce1" table:formula="of:=[.Q3]*100" office:value-type="float" office:value="70.4761922359467" calcext:value-type="float">
            <text:p>70.48</text:p>
          </table:table-cell>
        </table:table-row>
        <table:table-row table:style-name="ro1">
          <table:table-cell office:value-type="string" calcext:value-type="string">
            <text:p>hearty-elevator-18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mobilenet</text:p>
          </table:table-cell>
          <table:table-cell table:style-name="ce1" table:formula="of:=[.F4]*100" office:value-type="float" office:value="77.8363764286041" calcext:value-type="float">
            <text:p>77.84</text:p>
          </table:table-cell>
          <table:table-cell table:style-name="ce1" table:formula="of:=[.G4]*100" office:value-type="float" office:value="79.3958306312561" calcext:value-type="float">
            <text:p>79.40</text:p>
          </table:table-cell>
          <table:table-cell table:style-name="ce1" table:formula="of:=[.H4]*100" office:value-type="float" office:value="87.6802325248718" calcext:value-type="float">
            <text:p>87.68</text:p>
          </table:table-cell>
          <table:table-cell table:style-name="ce1" table:formula="of:=[.I4]*100" office:value-type="float" office:value="74.8455166816711" calcext:value-type="float">
            <text:p>74.85</text:p>
          </table:table-cell>
          <table:table-cell table:style-name="ce1" table:formula="of:=[.J4]*100" office:value-type="float" office:value="93.011212348938" calcext:value-type="float">
            <text:p>93.01</text:p>
          </table:table-cell>
          <table:table-cell table:style-name="ce1" table:formula="of:=[.K4]*100" office:value-type="float" office:value="97.6912319660187" calcext:value-type="float">
            <text:p>97.69</text:p>
          </table:table-cell>
          <table:table-cell table:style-name="ce1" table:formula="of:=[.L4]*100" office:value-type="float" office:value="99.1697430610657" calcext:value-type="float">
            <text:p>99.17</text:p>
          </table:table-cell>
          <table:table-cell table:style-name="ce1" table:formula="of:=[.M4]*100" office:value-type="float" office:value="60.8241081237793" calcext:value-type="float">
            <text:p>60.82</text:p>
          </table:table-cell>
          <table:table-cell table:style-name="ce1" table:formula="of:=[.N4]*100" office:value-type="float" office:value="67.5977647304535" calcext:value-type="float">
            <text:p>67.60</text:p>
          </table:table-cell>
          <table:table-cell table:style-name="ce1" table:formula="of:=[.O4]*100" office:value-type="float" office:value="81.4814805984497" calcext:value-type="float">
            <text:p>81.48</text:p>
          </table:table-cell>
          <table:table-cell table:style-name="ce1" table:formula="of:=[.P4]*100" office:value-type="float" office:value="69.523811340332" calcext:value-type="float">
            <text:p>69.52</text:p>
          </table:table-cell>
          <table:table-cell table:style-name="ce1" table:formula="of:=[.Q4]*100" office:value-type="float" office:value="70.4761922359467" calcext:value-type="float">
            <text:p>70.48</text:p>
          </table:table-cell>
        </table:table-row>
        <table:table-row table:style-name="ro1">
          <table:table-cell office:value-type="string" calcext:value-type="string">
            <text:p>frosty-wood-6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o</text:p>
          </table:table-cell>
          <table:table-cell office:value-type="string" calcext:value-type="string">
            <text:p>resnet</text:p>
          </table:table-cell>
          <table:table-cell table:style-name="ce1" table:formula="of:=[.F5]*100" office:value-type="float" office:value="63.7115180492401" calcext:value-type="float">
            <text:p>63.71</text:p>
          </table:table-cell>
          <table:table-cell table:style-name="ce1" table:formula="of:=[.G5]*100" office:value-type="float" office:value="61.3096415996552" calcext:value-type="float">
            <text:p>61.31</text:p>
          </table:table-cell>
          <table:table-cell table:style-name="ce1" table:formula="of:=[.H5]*100" office:value-type="float" office:value="78.5095512866974" calcext:value-type="float">
            <text:p>78.51</text:p>
          </table:table-cell>
          <table:table-cell table:style-name="ce1" table:formula="of:=[.I5]*100" office:value-type="float" office:value="55.5492520332336" calcext:value-type="float">
            <text:p>55.55</text:p>
          </table:table-cell>
          <table:table-cell table:style-name="ce1" table:formula="of:=[.J5]*100" office:value-type="float" office:value="88.3575677871704" calcext:value-type="float">
            <text:p>88.36</text:p>
          </table:table-cell>
          <table:table-cell table:style-name="ce1" table:formula="of:=[.K5]*100" office:value-type="float" office:value="93.2595193386078" calcext:value-type="float">
            <text:p>93.26</text:p>
          </table:table-cell>
          <table:table-cell table:style-name="ce1" table:formula="of:=[.L5]*100" office:value-type="float" office:value="97.3247230052948" calcext:value-type="float">
            <text:p>97.32</text:p>
          </table:table-cell>
          <table:table-cell table:style-name="ce1" table:formula="of:=[.M5]*100" office:value-type="float" office:value="36.0086113214493" calcext:value-type="float">
            <text:p>36.01</text:p>
          </table:table-cell>
          <table:table-cell table:style-name="ce1" table:formula="of:=[.N5]*100" office:value-type="float" office:value="31.2849164009094" calcext:value-type="float">
            <text:p>31.28</text:p>
          </table:table-cell>
          <table:table-cell table:style-name="ce1" table:formula="of:=[.O5]*100" office:value-type="float" office:value="59.6296310424805" calcext:value-type="float">
            <text:p>59.63</text:p>
          </table:table-cell>
          <table:table-cell table:style-name="ce1" table:formula="of:=[.P5]*100" office:value-type="float" office:value="51.9047617912293" calcext:value-type="float">
            <text:p>51.90</text:p>
          </table:table-cell>
          <table:table-cell table:style-name="ce1" table:formula="of:=[.Q5]*100" office:value-type="float" office:value="57.1428596973419" calcext:value-type="float">
            <text:p>57.14</text:p>
          </table:table-cell>
        </table:table-row>
        <table:table-row table:style-name="ro1">
          <table:table-cell office:value-type="string" calcext:value-type="string">
            <text:p>daily-dream-16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mobilenet</text:p>
          </table:table-cell>
          <table:table-cell table:style-name="ce1" table:formula="of:=[.F6]*100" office:value-type="float" office:value="79.2759418487549" calcext:value-type="float">
            <text:p>79.28</text:p>
          </table:table-cell>
          <table:table-cell table:style-name="ce1" table:formula="of:=[.G6]*100" office:value-type="float" office:value="79.9630284309387" calcext:value-type="float">
            <text:p>79.96</text:p>
          </table:table-cell>
          <table:table-cell table:style-name="ce1" table:formula="of:=[.H6]*100" office:value-type="float" office:value="86.1323773860931" calcext:value-type="float">
            <text:p>86.13</text:p>
          </table:table-cell>
          <table:table-cell table:style-name="ce1" table:formula="of:=[.I6]*100" office:value-type="float" office:value="76.7789840698242" calcext:value-type="float">
            <text:p>76.78</text:p>
          </table:table-cell>
          <table:table-cell table:style-name="ce1" table:formula="of:=[.J6]*100" office:value-type="float" office:value="93.4601902961731" calcext:value-type="float">
            <text:p>93.46</text:p>
          </table:table-cell>
          <table:table-cell table:style-name="ce1" table:formula="of:=[.K6]*100" office:value-type="float" office:value="97.6343631744385" calcext:value-type="float">
            <text:p>97.63</text:p>
          </table:table-cell>
          <table:table-cell table:style-name="ce1" table:formula="of:=[.L6]*100" office:value-type="float" office:value="98.8314867019653" calcext:value-type="float">
            <text:p>98.83</text:p>
          </table:table-cell>
          <table:table-cell table:style-name="ce1" table:formula="of:=[.M6]*100" office:value-type="float" office:value="64.7908985614777" calcext:value-type="float">
            <text:p>64.79</text:p>
          </table:table-cell>
          <table:table-cell table:style-name="ce1" table:formula="of:=[.N6]*100" office:value-type="float" office:value="69.2737400531769" calcext:value-type="float">
            <text:p>69.27</text:p>
          </table:table-cell>
          <table:table-cell table:style-name="ce1" table:formula="of:=[.O6]*100" office:value-type="float" office:value="81.1111092567444" calcext:value-type="float">
            <text:p>81.11</text:p>
          </table:table-cell>
          <table:table-cell table:style-name="ce1" table:formula="of:=[.P6]*100" office:value-type="float" office:value="66.1904752254486" calcext:value-type="float">
            <text:p>66.19</text:p>
          </table:table-cell>
          <table:table-cell table:style-name="ce1" table:formula="of:=[.Q6]*100" office:value-type="float" office:value="80.476188659668" calcext:value-type="float">
            <text:p>80.48</text:p>
          </table:table-cell>
        </table:table-row>
        <table:table-row table:style-name="ro1">
          <table:table-cell office:value-type="string" calcext:value-type="string">
            <text:p>golden-spaceship-32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hta</text:p>
          </table:table-cell>
          <table:table-cell office:value-type="string" calcext:value-type="string">
            <text:p>resnet</text:p>
          </table:table-cell>
          <table:table-cell table:style-name="ce1" table:formula="of:=[.F7]*100" office:value-type="float" office:value="79.7177851200104" calcext:value-type="float">
            <text:p>79.72</text:p>
          </table:table-cell>
          <table:table-cell table:style-name="ce1" table:formula="of:=[.G7]*100" office:value-type="float" office:value="79.2224884033203" calcext:value-type="float">
            <text:p>79.22</text:p>
          </table:table-cell>
          <table:table-cell table:style-name="ce1" table:formula="of:=[.H7]*100" office:value-type="float" office:value="85.6491625308991" calcext:value-type="float">
            <text:p>85.65</text:p>
          </table:table-cell>
          <table:table-cell table:style-name="ce1" table:formula="of:=[.I7]*100" office:value-type="float" office:value="75.5489230155945" calcext:value-type="float">
            <text:p>75.55</text:p>
          </table:table-cell>
          <table:table-cell table:style-name="ce1" table:formula="of:=[.J7]*100" office:value-type="float" office:value="93.5718417167664" calcext:value-type="float">
            <text:p>93.57</text:p>
          </table:table-cell>
          <table:table-cell table:style-name="ce1" table:formula="of:=[.K7]*100" office:value-type="float" office:value="97.668331861496" calcext:value-type="float">
            <text:p>97.67</text:p>
          </table:table-cell>
          <table:table-cell table:style-name="ce1" table:formula="of:=[.L7]*100" office:value-type="float" office:value="98.6777365207672" calcext:value-type="float">
            <text:p>98.68</text:p>
          </table:table-cell>
          <table:table-cell table:style-name="ce1" table:formula="of:=[.M7]*100" office:value-type="float" office:value="65.2829051017761" calcext:value-type="float">
            <text:p>65.28</text:p>
          </table:table-cell>
          <table:table-cell table:style-name="ce1" table:formula="of:=[.N7]*100" office:value-type="float" office:value="70.391058921814" calcext:value-type="float">
            <text:p>70.39</text:p>
          </table:table-cell>
          <table:table-cell table:style-name="ce1" table:formula="of:=[.O7]*100" office:value-type="float" office:value="77.0370364189148" calcext:value-type="float">
            <text:p>77.04</text:p>
          </table:table-cell>
          <table:table-cell table:style-name="ce1" table:formula="of:=[.P7]*100" office:value-type="float" office:value="66.6666686534882" calcext:value-type="float">
            <text:p>66.67</text:p>
          </table:table-cell>
          <table:table-cell table:style-name="ce1" table:formula="of:=[.Q7]*100" office:value-type="float" office:value="75.2380967140198" calcext:value-type="float">
            <text:p>75.24</text:p>
          </table:table-cell>
        </table:table-row>
        <table:table-row table:style-name="ro1">
          <table:table-cell office:value-type="string" calcext:value-type="string">
            <text:p>olive-snow-29</text:p>
          </table:table-cell>
          <table:table-cell office:value-type="string" calcext:value-type="string">
            <text:p>meta4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dha</text:p>
          </table:table-cell>
          <table:table-cell office:value-type="string" calcext:value-type="string">
            <text:p>resnet</text:p>
          </table:table-cell>
          <table:table-cell table:style-name="ce1" table:formula="of:=[.F8]*100" office:value-type="float" office:value="80.2309036254883" calcext:value-type="float">
            <text:p>80.23</text:p>
          </table:table-cell>
          <table:table-cell table:style-name="ce1" table:formula="of:=[.G8]*100" office:value-type="float" office:value="79.5473635196686" calcext:value-type="float">
            <text:p>79.55</text:p>
          </table:table-cell>
          <table:table-cell table:style-name="ce1" table:formula="of:=[.H8]*100" office:value-type="float" office:value="85.7846617698669" calcext:value-type="float">
            <text:p>85.78</text:p>
          </table:table-cell>
          <table:table-cell table:style-name="ce1" table:formula="of:=[.I8]*100" office:value-type="float" office:value="76.0902106761932" calcext:value-type="float">
            <text:p>76.09</text:p>
          </table:table-cell>
          <table:table-cell table:style-name="ce1" table:formula="of:=[.J8]*100" office:value-type="float" office:value="93.8070178031921" calcext:value-type="float">
            <text:p>93.81</text:p>
          </table:table-cell>
          <table:table-cell table:style-name="ce1" table:formula="of:=[.K8]*100" office:value-type="float" office:value="97.4837720394134" calcext:value-type="float">
            <text:p>97.48</text:p>
          </table:table-cell>
          <table:table-cell table:style-name="ce1" table:formula="of:=[.L8]*100" office:value-type="float" office:value="98.7699866294861" calcext:value-type="float">
            <text:p>98.77</text:p>
          </table:table-cell>
          <table:table-cell table:style-name="ce1" table:formula="of:=[.M8]*100" office:value-type="float" office:value="66.6051685810089" calcext:value-type="float">
            <text:p>66.61</text:p>
          </table:table-cell>
          <table:table-cell table:style-name="ce1" table:formula="of:=[.N8]*100" office:value-type="float" office:value="67.0391082763672" calcext:value-type="float">
            <text:p>67.04</text:p>
          </table:table-cell>
          <table:table-cell table:style-name="ce1" table:formula="of:=[.O8]*100" office:value-type="float" office:value="85.5555534362793" calcext:value-type="float">
            <text:p>85.56</text:p>
          </table:table-cell>
          <table:table-cell table:style-name="ce1" table:formula="of:=[.P8]*100" office:value-type="float" office:value="73.3333349227905" calcext:value-type="float">
            <text:p>73.33</text:p>
          </table:table-cell>
          <table:table-cell table:style-name="ce1" table:formula="of:=[.Q8]*100" office:value-type="float" office:value="65.238094329834" calcext:value-type="float">
            <text:p>65.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7" loext:min-decimal-places="7" number:min-integer-digits="1"/>
    </number:number-style>
    <number:number-style style:name="N127">
      <number:number number:decimal-places="6" loext:min-decimal-places="6" number:min-integer-digits="1"/>
    </number:number-style>
    <number:number-style style:name="N128">
      <number:number number:decimal-places="5" loext:min-decimal-places="5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2-11T13:29:00.633491083</dc:date>
    <meta:editing-duration>PT4M42S</meta:editing-duration>
    <meta:editing-cycles>2</meta:editing-cycles>
    <meta:generator>LibreOffice/6.4.7.2$Linux_X86_64 LibreOffice_project/40$Build-2</meta:generator>
    <meta:document-statistic meta:table-count="1" meta:cell-count="240" meta:object-count="0"/>
  </office:meta>
</office:document-meta>
</file>